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5847"/>
    </style:style>
    <style:style style:name="P2" style:family="paragraph" style:parent-style-name="Standard">
      <style:text-properties officeooo:rsid="000eacc9" officeooo:paragraph-rsid="000eac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jgfhgjh</text:p>
      <text:p text:style-name="P2">gfgv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6T20:55:15.495000000</dc:date>
    <meta:editing-duration>PT16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" meta:word-count="2" meta:character-count="13" meta:non-whitespace-character-count="13"/>
  </office:meta>
</office:document-meta>
</file>